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axa resfriamento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Temperatura inicial</text:p>
          </table:table-cell>
          <table:table-cell office:value-type="float" office:value="100">
            <text:p>100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office:value-type="string">
            <text:p>Iteracoes</text:p>
          </table:table-cell>
          <table:table-cell office:value-type="string">
            <text:p>Tempo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.24">
            <text:p>1.24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2.01">
            <text:p>2.01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4.77">
            <text:p>4.77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7.77">
            <text:p>7.77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8.89">
            <text:p>8.89</text:p>
          </table:table-cell>
        </table:table-row>
        <table:table-row table:style-name="ro3">
          <table:table-cell office:value-type="float" office:value="250">
            <text:p>250</text:p>
          </table:table-cell>
          <table:table-cell office:value-type="float" office:value="10.61">
            <text:p>10.61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office:value-type="float" office:value="14.63">
            <text:p>14.63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Execucao com mesmo numero e iteracao(100):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.55">
            <text:p>3.5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.77">
            <text:p>1.7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.03">
            <text:p>2.0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.11">
            <text:p>5.1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5.03">
            <text:p>5.03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3.94">
            <text:p>3.9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3.87">
            <text:p>3.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3T17:05:12</meta:creation-date>
    <dc:date>2014-01-13T17:32:31</dc:date>
    <meta:editing-duration>PT12M9S</meta:editing-duration>
    <meta:editing-cycles>1</meta:editing-cycles>
    <meta:document-statistic meta:table-count="1" meta:cell-count="35" meta:object-count="0"/>
    <meta:generator>LibreOffice/4.0.4.2$Linux_x86 LibreOffice_project/400m0$Build-2</meta:generator>
  </office:meta>
</office:document-meta>
</file>